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rsid="0019e9e4" officeooo:paragraph-rsid="0019e9e4"/>
    </style:style>
    <style:style style:name="P5" style:family="paragraph" style:parent-style-name="Heading_20_1">
      <style:text-properties officeooo:rsid="001ad091" officeooo:paragraph-rsid="001ad091"/>
    </style:style>
    <style:style style:name="P6" style:family="paragraph" style:parent-style-name="Heading_20_3">
      <style:text-properties officeooo:rsid="0019e9e4" officeooo:paragraph-rsid="0019e9e4"/>
    </style:style>
    <style:style style:name="P7" style:family="paragraph" style:parent-style-name="Heading_20_3">
      <style:text-properties officeooo:rsid="001ad091" officeooo:paragraph-rsid="001ad091"/>
    </style:style>
    <style:style style:name="P8" style:family="paragraph" style:parent-style-name="Heading_20_4">
      <style:text-properties officeooo:rsid="0019e9e4" officeooo:paragraph-rsid="0019e9e4"/>
    </style:style>
    <style:style style:name="P9" style:family="paragraph" style:parent-style-name="Title">
      <style:text-properties style:font-name="Arial" officeooo:rsid="0019e9e4" officeooo:paragraph-rsid="001ad091"/>
    </style:style>
    <style:style style:name="T1" style:family="text">
      <style:text-properties officeooo:rsid="0019e9e4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Contents_20_Heading">Indice generale</text:p>
          </text:index-title>
          <text:p text:style-name="P1"><text:a xlink:type="simple" xlink:href="#__RefHeading___Toc253_483820069" text:style-name="Index_20_Link" text:visited-style-name="Index_20_Link">1. Abstract<text:tab/>2</text:a></text:p>
          <text:p text:style-name="P1"><text:a xlink:type="simple" xlink:href="#__RefHeading___Toc255_483820069" text:style-name="Index_20_Link" text:visited-style-name="Index_20_Link">2. Analisi dei requisiti<text:tab/>2</text:a></text:p>
          <text:p text:style-name="P2"><text:a xlink:type="simple" xlink:href="#__RefHeading___Toc257_483820069" text:style-name="Index_20_Link" text:visited-style-name="Index_20_Link">2.1 Descrizione testuale<text:tab/>2</text:a></text:p>
          <text:p text:style-name="P2"><text:a xlink:type="simple" xlink:href="#__RefHeading___Toc259_483820069" text:style-name="Index_20_Link" text:visited-style-name="Index_20_Link">2.2 Glossario dei termini<text:tab/>2</text:a></text:p>
          <text:p text:style-name="P2"><text:a xlink:type="simple" xlink:href="#__RefHeading___Toc261_483820069" text:style-name="Index_20_Link" text:visited-style-name="Index_20_Link">2.3 Operazioni<text:tab/>2</text:a></text:p>
          <text:p text:style-name="P1"><text:a xlink:type="simple" xlink:href="#__RefHeading___Toc263_483820069" text:style-name="Index_20_Link" text:visited-style-name="Index_20_Link">3. Progettazione Concettuale<text:tab/>2</text:a></text:p>
          <text:p text:style-name="P2"><text:a xlink:type="simple" xlink:href="#__RefHeading___Toc265_483820069" text:style-name="Index_20_Link" text:visited-style-name="Index_20_Link">3.1 Lista entità<text:tab/>2</text:a></text:p>
          <text:p text:style-name="P2"><text:a xlink:type="simple" xlink:href="#__RefHeading___Toc267_483820069" text:style-name="Index_20_Link" text:visited-style-name="Index_20_Link">3.2 Tabella delle relazioni<text:tab/>2</text:a></text:p>
          <text:p text:style-name="P2"><text:a xlink:type="simple" xlink:href="#__RefHeading___Toc269_483820069" text:style-name="Index_20_Link" text:visited-style-name="Index_20_Link">3.3 Schema Concettuale<text:tab/>2</text:a></text:p>
          <text:p text:style-name="P1"><text:a xlink:type="simple" xlink:href="#__RefHeading___Toc271_483820069" text:style-name="Index_20_Link" text:visited-style-name="Index_20_Link">4. Progettazione Logica<text:tab/>2</text:a></text:p>
          <text:p text:style-name="P2"><text:a xlink:type="simple" xlink:href="#__RefHeading___Toc273_483820069" text:style-name="Index_20_Link" text:visited-style-name="Index_20_Link">4.1 Ristrutturazione<text:tab/>2</text:a></text:p>
          <text:p text:style-name="P3"><text:a xlink:type="simple" xlink:href="#__RefHeading___Toc275_483820069" text:style-name="Index_20_Link" text:visited-style-name="Index_20_Link">4.1.1 Analisi delle ridondanze<text:tab/>2</text:a></text:p>
          <text:p text:style-name="P3"><text:a xlink:type="simple" xlink:href="#__RefHeading___Toc277_483820069" text:style-name="Index_20_Link" text:visited-style-name="Index_20_Link">4.1.2 Eliminazione delle generalizzazioni<text:tab/>2</text:a></text:p>
          <text:p text:style-name="P3"><text:a xlink:type="simple" xlink:href="#__RefHeading___Toc279_483820069" text:style-name="Index_20_Link" text:visited-style-name="Index_20_Link">4.1.3 Scelta degli identificatori primari<text:tab/>2</text:a></text:p>
          <text:p text:style-name="P3"><text:a xlink:type="simple" xlink:href="#__RefHeading___Toc281_483820069" text:style-name="Index_20_Link" text:visited-style-name="Index_20_Link">4.1.4 Schema E-R ristrutturato<text:tab/>2</text:a></text:p>
          <text:p text:style-name="P2"><text:a xlink:type="simple" xlink:href="#__RefHeading___Toc283_483820069" text:style-name="Index_20_Link" text:visited-style-name="Index_20_Link">4.2 Creazione delle tabelle<text:tab/>2</text:a></text:p>
          <text:p text:style-name="P1"><text:a xlink:type="simple" xlink:href="#__RefHeading___Toc285_483820069" text:style-name="Index_20_Link" text:visited-style-name="Index_20_Link">5. Query e Indici<text:tab/>2</text:a></text:p>
          <text:p text:style-name="P2"><text:a xlink:type="simple" xlink:href="#__RefHeading___Toc287_483820069" text:style-name="Index_20_Link" text:visited-style-name="Index_20_Link">5.1 Query<text:tab/>2</text:a></text:p>
          <text:p text:style-name="P2"><text:a xlink:type="simple" xlink:href="#__RefHeading___Toc289_483820069" text:style-name="Index_20_Link" text:visited-style-name="Index_20_Link">5.2 Indici<text:tab/>2</text:a></text:p>
          <text:p text:style-name="P1"><text:a xlink:type="simple" xlink:href="#__RefHeading___Toc291_483820069" text:style-name="Index_20_Link" text:visited-style-name="Index_20_Link">6. Codice C++<text:tab/>2</text:a></text:p>
          <text:p text:style-name="P2"><text:a xlink:type="simple" xlink:href="#__RefHeading___Toc293_483820069" text:style-name="Index_20_Link" text:visited-style-name="Index_20_Link">6.1 Descrizione dell’utilizzo del codice<text:tab/>3</text:a></text:p>
          <text:p text:style-name="P2"><text:a xlink:type="simple" xlink:href="#__RefHeading___Toc295_483820069" text:style-name="Index_20_Link" text:visited-style-name="Index_20_Link">6.2 Documentazione del codice<text:tab/>3</text:a></text:p>
        </text:index-body>
      </text:table-of-content>
      <text:p text:style-name="P9"><text:soft-page-break/></text:p>
      <text:p text:style-name="P9">Titolo da definire</text:p>
      <text:h text:style-name="Heading_20_1" text:outline-level="1"><text:bookmark-start text:name="__RefHeading___Toc253_483820069"/>1. Abstract<text:bookmark-end text:name="__RefHeading___Toc253_483820069"/></text:h>
      <text:h text:style-name="Heading_20_1" text:outline-level="1"><text:bookmark-start text:name="__RefHeading___Toc255_483820069"/>2. Analisi dei requisiti<text:bookmark-end text:name="__RefHeading___Toc255_483820069"/></text:h>
      <text:h text:style-name="Heading_20_3" text:outline-level="3"><text:bookmark-start text:name="__RefHeading___Toc257_483820069"/>2.1 <text:span text:style-name="T1">Descrizione testuale</text:span><text:bookmark-end text:name="__RefHeading___Toc257_483820069"/></text:h>
      <text:h text:style-name="P6" text:outline-level="3"><text:bookmark-start text:name="__RefHeading___Toc259_483820069"/>2.2 Glossario dei termini<text:bookmark-end text:name="__RefHeading___Toc259_483820069"/></text:h>
      <text:h text:style-name="P6" text:outline-level="3"><text:bookmark-start text:name="__RefHeading___Toc261_483820069"/>2.3 Operazioni<text:bookmark-end text:name="__RefHeading___Toc261_483820069"/></text:h>
      <text:h text:style-name="P4" text:outline-level="1"><text:bookmark-start text:name="__RefHeading___Toc263_483820069"/>3. Progettazione Concettuale<text:bookmark-end text:name="__RefHeading___Toc263_483820069"/></text:h>
      <text:h text:style-name="P6" text:outline-level="3"><text:bookmark-start text:name="__RefHeading___Toc265_483820069"/>3.1 Lista entità<text:bookmark-end text:name="__RefHeading___Toc265_483820069"/></text:h>
      <text:h text:style-name="P6" text:outline-level="3"><text:bookmark-start text:name="__RefHeading___Toc267_483820069"/>3.2 Tabella delle relazioni<text:bookmark-end text:name="__RefHeading___Toc267_483820069"/></text:h>
      <text:h text:style-name="P6" text:outline-level="3"><text:bookmark-start text:name="__RefHeading___Toc269_483820069"/>3.3 Schema Concettuale<text:bookmark-end text:name="__RefHeading___Toc269_483820069"/></text:h>
      <text:h text:style-name="P4" text:outline-level="1"><text:bookmark-start text:name="__RefHeading___Toc271_483820069"/>4. Progettazione Logica<text:bookmark-end text:name="__RefHeading___Toc271_483820069"/></text:h>
      <text:h text:style-name="P6" text:outline-level="3"><text:bookmark-start text:name="__RefHeading___Toc273_483820069"/>4.1 Ristrutturazione<text:bookmark-end text:name="__RefHeading___Toc273_483820069"/></text:h>
      <text:h text:style-name="P8" text:outline-level="4"><text:bookmark-start text:name="__RefHeading___Toc275_483820069"/>4.1.1 Analisi delle ridondanze<text:bookmark-end text:name="__RefHeading___Toc275_483820069"/></text:h>
      <text:h text:style-name="P8" text:outline-level="4"><text:bookmark-start text:name="__RefHeading___Toc277_483820069"/>4.1.2 Eliminazione delle generalizzazioni<text:bookmark-end text:name="__RefHeading___Toc277_483820069"/></text:h>
      <text:h text:style-name="P8" text:outline-level="4"><text:bookmark-start text:name="__RefHeading___Toc279_483820069"/>4.1.3 Scelta degli identificatori primari<text:bookmark-end text:name="__RefHeading___Toc279_483820069"/></text:h>
      <text:h text:style-name="P8" text:outline-level="4"><text:bookmark-start text:name="__RefHeading___Toc281_483820069"/>4.1.4 Schema E-R ristrutturato<text:bookmark-end text:name="__RefHeading___Toc281_483820069"/></text:h>
      <text:h text:style-name="P6" text:outline-level="3"><text:bookmark-start text:name="__RefHeading___Toc283_483820069"/>4.2 Creazione delle tabelle<text:bookmark-end text:name="__RefHeading___Toc283_483820069"/></text:h>
      <text:h text:style-name="P4" text:outline-level="1"><text:bookmark-start text:name="__RefHeading___Toc285_483820069"/>5. Query e Indici<text:bookmark-end text:name="__RefHeading___Toc285_483820069"/></text:h>
      <text:h text:style-name="P6" text:outline-level="3"><text:bookmark-start text:name="__RefHeading___Toc287_483820069"/>5.1 Query<text:bookmark-end text:name="__RefHeading___Toc287_483820069"/></text:h>
      <text:h text:style-name="P7" text:outline-level="3"><text:bookmark-start text:name="__RefHeading___Toc289_483820069"/>5.2 Indici<text:bookmark-end text:name="__RefHeading___Toc289_483820069"/></text:h>
      <text:h text:style-name="P5" text:outline-level="1"><text:bookmark-start text:name="__RefHeading___Toc291_483820069"/>6. Codice C++<text:bookmark-end text:name="__RefHeading___Toc291_483820069"/></text:h>
      <text:h text:style-name="P7" text:outline-level="3"><text:bookmark-start text:name="__RefHeading___Toc293_483820069"/><text:soft-page-break/>6.1 Descrizione dell’utilizzo del codice<text:bookmark-end text:name="__RefHeading___Toc293_483820069"/></text:h>
      <text:h text:style-name="P7" text:outline-level="3"><text:bookmark-start text:name="__RefHeading___Toc295_483820069"/>6.2 Documentazione del codice<text:bookmark-end text:name="__RefHeading___Toc295_483820069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17:06:23.885000000</dc:date>
    <meta:editing-duration>PT5M55S</meta:editing-duration>
    <meta:editing-cycles>1</meta:editing-cycles>
    <meta:document-statistic meta:table-count="0" meta:image-count="0" meta:object-count="0" meta:page-count="3" meta:paragraph-count="46" meta:word-count="175" meta:character-count="1119" meta:non-whitespace-character-count="990"/>
    <meta:generator>LibreOffice/7.1.0.3$Windows_X86_64 LibreOffice_project/f6099ecf3d29644b5008cc8f48f42f4a40986e4c</meta:generator>
  </office:meta>
</office:document-meta>
</file>